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0835in" style:contextual-spacing="false" style:line-height-at-least="0.098in" fo:text-align="justify" style:justify-single-word="false" fo:widows="1" fo:text-indent="0in" style:auto-text-indent="false"/>
      <style:text-properties fo:font-variant="normal" fo:text-transform="none" fo:color="#000000" style:font-name="Arial" fo:font-size="11pt" fo:letter-spacing="normal" fo:font-style="normal" fo:font-weight="normal" style:font-size-asian="10pt" style:font-size-complex="10pt"/>
    </style:style>
    <style:style style:name="P2" style:family="paragraph" style:parent-style-name="Text_20_body">
      <style:paragraph-properties fo:margin-left="0in" fo:margin-right="0in" fo:margin-top="0in" fo:margin-bottom="0.0835in" style:contextual-spacing="false" style:line-height-at-least="0.098in" fo:text-align="justify" style:justify-single-word="false" fo:widows="1" fo:text-indent="0in" style:auto-text-indent="false"/>
      <style:text-properties officeooo:paragraph-rsid="00182e2e"/>
    </style:style>
    <style:style style:name="P3" style:family="paragraph" style:parent-style-name="Text_20_body">
      <style:paragraph-properties fo:margin-left="0in" fo:margin-right="0in" fo:margin-top="0in" fo:margin-bottom="0.0835in" style:contextual-spacing="false" style:line-height-at-least="0.098in" fo:text-align="justify" style:justify-single-word="false" fo:widows="1" fo:text-indent="0in" style:auto-text-indent="false"/>
      <style:text-properties fo:color="#000000" officeooo:paragraph-rsid="00182e2e"/>
    </style:style>
    <style:style style:name="P4" style:family="paragraph" style:parent-style-name="Text_20_body">
      <style:paragraph-properties fo:margin-left="0in" fo:margin-right="0in" fo:margin-top="0in" fo:margin-bottom="0.0835in" style:contextual-spacing="false" style:line-height-at-least="0.098in" fo:text-align="justify" style:justify-single-word="false" fo:widows="1" fo:text-indent="0in" style:auto-text-indent="false"/>
      <style:text-properties fo:color="#000000" style:font-name="Arial" fo:font-size="11pt" fo:font-weight="normal" officeooo:paragraph-rsid="0016e2ca" style:font-size-asian="11pt" style:font-size-complex="11pt"/>
    </style:style>
    <style:style style:name="P5" style:family="paragraph" style:parent-style-name="Text_20_body">
      <style:paragraph-properties fo:margin-left="0in" fo:margin-right="0in" fo:margin-top="0in" fo:margin-bottom="0.0835in" style:contextual-spacing="false" style:line-height-at-least="0.098in" fo:text-align="justify" style:justify-single-word="false" fo:widows="1" fo:text-indent="0in" style:auto-text-indent="false" fo:padding="0in" fo:border="none"/>
      <style:text-properties fo:font-variant="normal" fo:text-transform="none" fo:color="#333333" style:font-name="Helvetica" fo:font-size="10pt" fo:letter-spacing="normal" fo:font-style="normal" fo:font-weight="normal" officeooo:rsid="00186c8c" officeooo:paragraph-rsid="00186c8c" style:font-size-asian="10pt" style:font-size-complex="10pt"/>
    </style:style>
    <style:style style:name="P6" style:family="paragraph" style:parent-style-name="Text_20_body">
      <style:paragraph-properties fo:margin-left="0in" fo:margin-right="0in" fo:margin-top="0in" fo:margin-bottom="0.0835in" style:contextual-spacing="false" fo:line-height="122%" fo:text-align="start" style:justify-single-word="false" fo:widows="1" fo:text-indent="0in" style:auto-text-indent="false" fo:padding="0in" fo:border="none"/>
      <style:text-properties fo:font-variant="normal" fo:text-transform="none" fo:color="#333333" style:font-name="Arial" fo:letter-spacing="normal" fo:font-style="normal" fo:font-weight="bold" officeooo:paragraph-rsid="00286963"/>
    </style:style>
    <style:style style:name="P7" style:family="paragraph" style:parent-style-name="Text_20_body">
      <style:paragraph-properties fo:margin-left="0in" fo:margin-right="0in" fo:margin-top="0in" fo:margin-bottom="0.0835in" style:contextual-spacing="false" fo:line-height="122%" fo:text-align="start" style:justify-single-word="false" fo:widows="1" fo:text-indent="0in" style:auto-text-indent="false" fo:padding="0in" fo:border="none"/>
      <style:text-properties fo:font-variant="normal" fo:text-transform="none" fo:color="#333333" style:font-name="Arial" fo:letter-spacing="normal" fo:font-style="normal" fo:font-weight="bold" officeooo:rsid="00286963" officeooo:paragraph-rsid="00286963"/>
    </style:style>
    <style:style style:name="P8" style:family="paragraph" style:parent-style-name="Text_20_body">
      <style:paragraph-properties fo:margin-left="0in" fo:margin-right="0in" fo:margin-top="0in" fo:margin-bottom="0.0835in" style:contextual-spacing="false" fo:line-height="122%" fo:text-align="start" style:justify-single-word="false" fo:widows="1" fo:text-indent="0in" style:auto-text-indent="false" fo:padding="0in" fo:border="none"/>
      <style:text-properties fo:font-variant="normal" fo:text-transform="none" fo:color="#333333" style:font-name="Arial" fo:letter-spacing="normal" fo:font-style="normal" fo:font-weight="bold" officeooo:rsid="00293d10" officeooo:paragraph-rsid="002a72cb"/>
    </style:style>
    <style:style style:name="P9" style:family="paragraph" style:parent-style-name="Text_20_body">
      <style:paragraph-properties fo:margin-left="0in" fo:margin-right="0in" fo:margin-top="0in" fo:margin-bottom="0.0835in" style:contextual-spacing="false" style:line-height-at-least="0.098in" fo:text-align="justify" style:justify-single-word="false" fo:widows="1" fo:text-indent="0in" style:auto-text-indent="false" fo:padding="0in" fo:border="none"/>
      <style:text-properties fo:font-variant="normal" fo:text-transform="none" fo:color="#000000" style:font-name="Arial" fo:font-size="11pt" fo:letter-spacing="normal" fo:font-style="normal" fo:font-weight="normal" officeooo:rsid="00182e2e" officeooo:paragraph-rsid="00186c8c" style:font-size-asian="11pt" style:font-size-complex="11pt"/>
    </style:style>
    <style:style style:name="P10" style:family="paragraph" style:parent-style-name="Text_20_body">
      <style:paragraph-properties fo:margin-left="0in" fo:margin-right="0in" fo:margin-top="0in" fo:margin-bottom="0.0835in" style:contextual-spacing="false" style:line-height-at-least="0.098in" fo:text-align="justify" style:justify-single-word="false" fo:widows="1" fo:text-indent="0in" style:auto-text-indent="false" fo:padding="0in" fo:border="none"/>
      <style:text-properties fo:font-variant="normal" fo:text-transform="none" fo:color="#000000" style:font-name="Arial" fo:font-size="11pt" fo:letter-spacing="normal" fo:font-style="normal" fo:font-weight="normal" officeooo:rsid="00186c8c" officeooo:paragraph-rsid="00186c8c" style:font-size-asian="11pt" style:font-size-complex="11pt"/>
    </style:style>
    <style:style style:name="P11" style:family="paragraph" style:parent-style-name="Text_20_body">
      <style:paragraph-properties fo:margin-left="0in" fo:margin-right="0in" fo:margin-top="0in" fo:margin-bottom="0.0835in" style:contextual-spacing="false" fo:line-height="122%" fo:text-align="start" style:justify-single-word="false" fo:widows="1" fo:text-indent="0in" style:auto-text-indent="false" fo:padding="0in" fo:border="none"/>
      <style:text-properties fo:font-variant="normal" fo:text-transform="none" fo:color="#000000" style:font-name="Arial" fo:font-size="11pt" fo:letter-spacing="normal" fo:font-style="normal" fo:font-weight="normal" style:font-size-asian="11pt" style:font-size-complex="11pt"/>
    </style:style>
    <style:style style:name="P12" style:family="paragraph" style:parent-style-name="Text_20_body">
      <style:paragraph-properties fo:margin-left="0in" fo:margin-right="0in" fo:margin-top="0in" fo:margin-bottom="0.0835in" style:contextual-spacing="false" fo:line-height="122%" fo:text-align="start" style:justify-single-word="false" fo:widows="1" fo:text-indent="0in" style:auto-text-indent="false" fo:padding="0in" fo:border="none"/>
      <style:text-properties fo:font-variant="normal" fo:text-transform="none" fo:color="#000000" style:font-name="Arial" fo:letter-spacing="normal" fo:font-style="normal" fo:font-weight="normal" officeooo:rsid="002a72cb" officeooo:paragraph-rsid="002a72cb" style:font-weight-asian="normal" style:font-weight-complex="normal"/>
    </style:style>
    <style:style style:name="P13" style:family="paragraph" style:parent-style-name="Text_20_body">
      <style:paragraph-properties fo:margin-left="0in" fo:margin-right="0in" fo:margin-top="0in" fo:margin-bottom="0.0835in" style:contextual-spacing="false" fo:line-height="122%" fo:text-align="start" style:justify-single-word="false" fo:widows="1" fo:text-indent="0in" style:auto-text-indent="false" fo:padding="0in" fo:border="none"/>
      <style:text-properties officeooo:paragraph-rsid="002a72cb"/>
    </style:style>
    <style:style style:name="P14" style:family="paragraph" style:parent-style-name="Heading_20_2">
      <style:paragraph-properties fo:margin-left="0in" fo:margin-right="0in" fo:margin-top="0in" fo:margin-bottom="0.0835in" style:contextual-spacing="false" fo:line-height="122%" fo:text-align="justify" style:justify-single-word="false" fo:widows="1" fo:text-indent="0in" style:auto-text-indent="false" fo:padding="0in" fo:border="none"/>
      <style:text-properties fo:font-variant="normal" fo:text-transform="none" fo:color="#000000" style:font-name="Arial" fo:letter-spacing="normal" fo:font-style="normal" fo:font-weight="bold"/>
    </style:style>
    <style:style style:name="P15" style:family="paragraph" style:parent-style-name="Text_20_body" style:master-page-name="">
      <style:paragraph-properties fo:margin-left="0in" fo:margin-right="0in" fo:margin-top="0in" fo:margin-bottom="0.0835in" style:contextual-spacing="false" fo:line-height="122%" fo:text-align="start" style:justify-single-word="false" fo:widows="1" fo:text-indent="0in" style:auto-text-indent="false" style:page-number="auto" fo:padding="0in" fo:border="none"/>
      <style:text-properties officeooo:paragraph-rsid="002a72cb"/>
    </style:style>
    <style:style style:name="P16" style:family="paragraph" style:parent-style-name="Text_20_body" style:master-page-name="">
      <style:paragraph-properties fo:margin-left="0in" fo:margin-right="0in" fo:margin-top="0in" fo:margin-bottom="0.0835in" style:contextual-spacing="false" fo:line-height="122%" fo:text-align="start" style:justify-single-word="false" fo:widows="1" fo:text-indent="0in" style:auto-text-indent="false" style:page-number="auto" fo:padding="0in" fo:border="none"/>
      <style:text-properties fo:font-variant="normal" fo:text-transform="none" fo:color="#333333" style:font-name="Arial" fo:letter-spacing="normal" fo:font-style="normal" fo:font-weight="bold" officeooo:paragraph-rsid="002bbd9d"/>
    </style:style>
    <style:style style:name="P17" style:family="paragraph" style:parent-style-name="Standard">
      <style:paragraph-properties fo:margin-left="0in" fo:margin-right="0in" fo:margin-top="0in" fo:margin-bottom="0.0835in" style:contextual-spacing="false" style:line-height-at-least="0.098in" fo:text-align="justify" style:justify-single-word="false" fo:widows="1" fo:text-indent="0in" style:auto-text-indent="false"/>
      <style:text-properties fo:font-variant="normal" fo:text-transform="none" fo:color="#000000" style:font-name="Arial" fo:font-size="11pt" fo:letter-spacing="normal" fo:font-style="normal" fo:font-weight="normal" officeooo:rsid="0012b43c" officeooo:paragraph-rsid="0016e2ca" style:font-size-asian="11pt" style:font-size-complex="11pt"/>
    </style:style>
    <style:style style:name="P18" style:family="paragraph" style:parent-style-name="Heading_20_3">
      <style:paragraph-properties fo:margin-left="0in" fo:margin-right="0in" fo:margin-top="0in" fo:margin-bottom="0.0835in" style:contextual-spacing="false" fo:line-height="143%" fo:text-align="justify" style:justify-single-word="false" fo:widows="1" fo:text-indent="0in" style:auto-text-indent="false"/>
      <style:text-properties fo:font-variant="normal" fo:text-transform="none" fo:color="#000000" style:font-name="Arial" fo:letter-spacing="normal" fo:font-style="normal" fo:font-weight="bold"/>
    </style:style>
    <style:style style:name="P19"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style>
    <style:style style:name="P20"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officeooo:paragraph-rsid="00186c8c"/>
    </style:style>
    <style:style style:name="P21"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font-variant="normal" fo:text-transform="none" fo:color="#000000" style:font-name="Arial" fo:font-size="11pt" fo:letter-spacing="normal" fo:font-style="normal" fo:font-weight="normal" officeooo:rsid="001ab876" officeooo:paragraph-rsid="001b895d" style:font-size-asian="11pt" style:font-weight-asian="normal" style:font-size-complex="11pt" style:font-weight-complex="normal"/>
    </style:style>
    <style:style style:name="P22"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font-variant="normal" fo:text-transform="none" fo:color="#000000" style:font-name="Arial" fo:font-size="11pt" fo:letter-spacing="normal" fo:font-style="normal" fo:font-weight="normal" officeooo:rsid="001ab876" officeooo:paragraph-rsid="001ab876" style:font-size-asian="11pt" style:font-weight-asian="normal" style:font-size-complex="11pt" style:font-weight-complex="normal"/>
    </style:style>
    <style:style style:name="P23"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font-variant="normal" fo:text-transform="none" fo:color="#000000" style:font-name="Arial" fo:font-size="11pt" fo:letter-spacing="normal" fo:font-style="normal" fo:font-weight="normal" style:font-size-asian="11pt" style:font-weight-asian="normal" style:font-size-complex="11pt" style:font-weight-complex="normal"/>
    </style:style>
    <style:style style:name="P24"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font-variant="normal" fo:text-transform="none" fo:color="#000000" style:font-name="Arial" fo:font-size="11pt" fo:letter-spacing="normal" fo:font-style="normal" fo:font-weight="normal" style:font-size-asian="11pt" style:font-size-complex="11pt"/>
    </style:style>
    <style:style style:name="P25"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font-variant="normal" fo:text-transform="none" fo:color="#000000" style:font-name="Arial" fo:font-size="11pt" fo:letter-spacing="normal" fo:font-style="normal" fo:font-weight="bold" officeooo:rsid="001d387a" officeooo:paragraph-rsid="001d387a" style:font-size-asian="11pt" style:font-weight-asian="bold" style:font-size-complex="11pt" style:font-weight-complex="bold"/>
    </style:style>
    <style:style style:name="P26"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font-variant="normal" fo:text-transform="none" fo:color="#000000" style:font-name="Arial" fo:font-size="11pt" fo:letter-spacing="normal" fo:font-style="normal" fo:font-weight="bold" officeooo:rsid="002ef0c7" officeooo:paragraph-rsid="002ef0c7" style:font-size-asian="11pt" style:font-size-complex="11pt"/>
    </style:style>
    <style:style style:name="P27"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officeooo:rsid="00190dda" officeooo:paragraph-rsid="00186c8c" style:font-size-asian="11pt" style:font-size-complex="11pt"/>
    </style:style>
    <style:style style:name="P28"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officeooo:rsid="001ab876" officeooo:paragraph-rsid="001d387a" style:font-size-asian="11pt" style:font-size-complex="11pt"/>
    </style:style>
    <style:style style:name="P29"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fo:font-weight="bold" officeooo:rsid="001d387a" officeooo:paragraph-rsid="001d387a" style:font-size-asian="11pt" style:font-weight-asian="bold" style:font-size-complex="11pt" style:font-weight-complex="bold"/>
    </style:style>
    <style:style style:name="P30"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fo:font-weight="normal" officeooo:rsid="00190dda" officeooo:paragraph-rsid="00190dda" style:font-size-asian="11pt" style:font-weight-asian="normal" style:font-size-complex="11pt" style:font-weight-complex="normal"/>
    </style:style>
    <style:style style:name="P31"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fo:font-weight="normal" officeooo:rsid="00190dda" officeooo:paragraph-rsid="001b895d" style:font-size-asian="11pt" style:font-weight-asian="normal" style:font-size-complex="11pt" style:font-weight-complex="normal"/>
    </style:style>
    <style:style style:name="P32"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fo:font-weight="normal" officeooo:rsid="00190dda" officeooo:paragraph-rsid="001d387a" style:font-size-asian="11pt" style:font-weight-asian="normal" style:font-size-complex="11pt" style:font-weight-complex="normal"/>
    </style:style>
    <style:style style:name="P33"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fo:font-weight="normal" style:font-size-asian="11pt" style:font-weight-asian="normal" style:font-size-complex="11pt" style:font-weight-complex="normal"/>
    </style:style>
    <style:style style:name="P34"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fo:font-weight="normal" officeooo:rsid="0022dfaf" officeooo:paragraph-rsid="0022dfaf" style:font-size-asian="11pt" style:font-weight-asian="normal" style:font-size-complex="11pt" style:font-weight-complex="normal"/>
    </style:style>
    <style:style style:name="P35"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fo:font-weight="normal" officeooo:rsid="0022dfaf" officeooo:paragraph-rsid="0023c118" style:font-size-asian="11pt" style:font-weight-asian="normal" style:font-size-complex="11pt" style:font-weight-complex="normal"/>
    </style:style>
    <style:style style:name="P36"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fo:font-weight="normal" officeooo:rsid="0023c118" officeooo:paragraph-rsid="0023c118" style:font-size-asian="11pt" style:font-weight-asian="normal" style:font-size-complex="11pt" style:font-weight-complex="normal"/>
    </style:style>
    <style:style style:name="P37"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fo:font-weight="normal" officeooo:rsid="0030d262" officeooo:paragraph-rsid="0030d262" style:font-size-asian="11pt" style:font-weight-asian="normal" style:font-size-complex="11pt" style:font-weight-complex="normal"/>
    </style:style>
    <style:style style:name="P38"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officeooo:rsid="00315a4d" officeooo:paragraph-rsid="00315a4d"/>
    </style:style>
    <style:style style:name="P39"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P40"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fo:font-variant="normal" fo:text-transform="none" fo:color="#000000" style:font-name="Arial" fo:font-size="11pt" fo:letter-spacing="normal" fo:font-style="italic" fo:font-weight="normal" style:font-size-asian="11pt" style:font-style-asian="italic" style:font-weight-asian="normal" style:font-size-complex="11pt" style:font-style-complex="italic" style:font-weight-complex="normal"/>
    </style:style>
    <style:style style:name="P41" style:family="paragraph" style:parent-style-name="Heading_20_2">
      <style:paragraph-properties fo:margin-left="0in" fo:margin-right="0in" fo:margin-top="0in" fo:margin-bottom="0in" style:contextual-spacing="false" style:line-height-at-least="0.098in" fo:text-align="justify" style:justify-single-word="false" fo:widows="1" fo:text-indent="0in" style:auto-text-indent="false"/>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P42" style:family="paragraph" style:parent-style-name="Text_20_body">
      <style:paragraph-properties fo:margin-left="0in" fo:margin-right="0in" style:line-height-at-least="0.0992in" fo:text-align="start" style:justify-single-word="false" fo:widows="1" fo:text-indent="0in" style:auto-text-indent="false"/>
      <style:text-properties fo:font-variant="normal" fo:text-transform="none" fo:color="#000000" style:font-name="Arial" fo:font-size="11pt" fo:letter-spacing="normal" fo:font-style="normal" fo:font-weight="normal" style:font-size-asian="11pt" style:font-size-complex="11pt"/>
    </style:style>
    <style:style style:name="P43" style:family="paragraph" style:parent-style-name="Text_20_body">
      <style:paragraph-properties fo:margin-left="0.1866in" fo:margin-right="0in" fo:margin-top="0in" fo:margin-bottom="0.0835in" style:contextual-spacing="false" fo:line-height="122%" fo:text-align="start" style:justify-single-word="false" fo:widows="1" fo:text-indent="0in" style:auto-text-indent="false" fo:padding="0in" fo:border="none"/>
      <style:text-properties officeooo:paragraph-rsid="002bbd9d"/>
    </style:style>
    <style:style style:name="P44" style:family="paragraph" style:parent-style-name="Text_20_body">
      <style:paragraph-properties fo:margin-left="0.1866in" fo:margin-right="0in" fo:margin-top="0in" fo:margin-bottom="0.0835in" style:contextual-spacing="false" fo:line-height="122%" fo:text-align="start" style:justify-single-word="false" fo:widows="1" fo:text-indent="0in" style:auto-text-indent="false" fo:padding="0in" fo:border="none"/>
      <style:text-properties officeooo:paragraph-rsid="0030d262"/>
    </style:style>
    <style:style style:name="P45" style:family="paragraph" style:parent-style-name="Text_20_body">
      <style:paragraph-properties fo:margin-left="0.1866in" fo:margin-right="0in" fo:margin-top="0in" fo:margin-bottom="0.0835in" style:contextual-spacing="false" fo:line-height="122%" fo:text-align="start" style:justify-single-word="false" fo:widows="1" fo:text-indent="0in" style:auto-text-indent="false" fo:padding="0in" fo:border="none"/>
      <style:text-properties fo:font-variant="normal" fo:text-transform="none" fo:color="#333333" style:font-name="Arial" fo:letter-spacing="normal" fo:font-style="normal" fo:font-weight="bold" officeooo:paragraph-rsid="002bbd9d"/>
    </style:style>
    <style:style style:name="P46" style:family="paragraph" style:parent-style-name="Text_20_body" style:master-page-name="">
      <style:paragraph-properties fo:margin-left="0.1866in" fo:margin-right="0in" fo:margin-top="0in" fo:margin-bottom="0.0835in" style:contextual-spacing="false" fo:line-height="122%" fo:text-align="start" style:justify-single-word="false" fo:widows="1" fo:text-indent="0in" style:auto-text-indent="false" style:page-number="auto" fo:padding="0in" fo:border="none"/>
      <style:text-properties officeooo:paragraph-rsid="002a72cb"/>
    </style:style>
    <style:style style:name="P47" style:family="paragraph" style:parent-style-name="Text_20_body" style:master-page-name="">
      <style:paragraph-properties fo:margin-left="0.1866in" fo:margin-right="0in" fo:margin-top="0in" fo:margin-bottom="0.0835in" style:contextual-spacing="false" fo:line-height="122%" fo:text-align="start" style:justify-single-word="false" fo:widows="1" fo:text-indent="0in" style:auto-text-indent="false" style:page-number="auto" fo:padding="0in" fo:border="none"/>
      <style:text-properties officeooo:paragraph-rsid="002bbd9d"/>
    </style:style>
    <style:style style:name="P48" style:family="paragraph" style:parent-style-name="Standard">
      <style:paragraph-properties fo:text-align="justify" style:justify-single-word="false"/>
      <style:text-properties fo:color="#000000" style:font-name="Arial" fo:font-size="11pt" officeooo:rsid="0010e7f9" officeooo:paragraph-rsid="0010e7f9" style:font-size-asian="11pt" style:font-size-complex="11pt"/>
    </style:style>
    <style:style style:name="P49" style:family="paragraph" style:parent-style-name="Standard">
      <style:paragraph-properties fo:text-align="justify" style:justify-single-word="false"/>
      <style:text-properties fo:color="#000000" style:font-name="Arial" fo:font-size="11pt" officeooo:rsid="0010e7f9" officeooo:paragraph-rsid="0012b43c" style:font-size-asian="11pt" style:font-size-complex="11pt"/>
    </style:style>
    <style:style style:name="P50" style:family="paragraph" style:parent-style-name="Standard">
      <style:paragraph-properties fo:text-align="justify" style:justify-single-word="false"/>
      <style:text-properties fo:color="#000000" style:font-name="Arial" fo:font-size="11pt" officeooo:rsid="0010e7f9" officeooo:paragraph-rsid="00139c1a" style:font-size-asian="11pt" style:font-size-complex="11pt"/>
    </style:style>
    <style:style style:name="P51" style:family="paragraph" style:parent-style-name="Standard">
      <style:paragraph-properties fo:text-align="center" style:justify-single-word="false"/>
      <style:text-properties fo:color="#000000" style:font-name="Arial" fo:font-size="11pt" officeooo:rsid="0010e7f9" officeooo:paragraph-rsid="0010e7f9" style:font-size-asian="11pt" style:font-size-complex="11pt"/>
    </style:style>
    <style:style style:name="P52" style:family="paragraph" style:parent-style-name="Standard">
      <style:paragraph-properties fo:text-align="justify" style:justify-single-word="false"/>
      <style:text-properties fo:color="#000000" style:font-name="Arial" fo:font-size="11pt" officeooo:rsid="0016e2ca" officeooo:paragraph-rsid="0016e2ca" style:font-size-asian="11pt" style:font-size-complex="11pt"/>
    </style:style>
    <style:style style:name="P53" style:family="paragraph" style:parent-style-name="Standard">
      <style:paragraph-properties fo:text-align="justify" style:justify-single-word="false"/>
      <style:text-properties fo:color="#000000" style:font-name="Arial" fo:font-size="11pt" officeooo:rsid="0012b43c" officeooo:paragraph-rsid="0016e2ca" style:font-size-asian="11pt" style:font-size-complex="11pt"/>
    </style:style>
    <style:style style:name="P54" style:family="paragraph" style:parent-style-name="Standard">
      <style:paragraph-properties fo:text-align="justify" style:justify-single-word="false"/>
      <style:text-properties fo:color="#000000" style:font-name="Arial" fo:font-size="11pt" fo:font-weight="normal" officeooo:rsid="0012b43c" officeooo:paragraph-rsid="0016e2ca"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fo:color="#000000" style:font-name="Arial" fo:font-size="11pt" fo:font-weight="normal" officeooo:rsid="0012b43c" officeooo:paragraph-rsid="003076e0"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fo:font-variant="normal" fo:text-transform="none" fo:color="#000000" style:font-name="Arial" fo:font-size="11pt" fo:letter-spacing="normal" fo:font-style="normal" fo:font-weight="normal" officeooo:paragraph-rsid="0016e2ca" style:font-size-asian="11pt" style:font-size-complex="11pt"/>
    </style:style>
    <style:style style:name="P57" style:family="paragraph" style:parent-style-name="Text_20_body">
      <style:paragraph-properties fo:text-align="justify" style:justify-single-word="false"/>
      <style:text-properties fo:font-variant="normal" fo:text-transform="none" fo:color="#000000" style:font-name="Arial" fo:font-size="11pt" fo:letter-spacing="normal" fo:font-style="normal" fo:font-weight="normal" officeooo:rsid="0010e7f9" officeooo:paragraph-rsid="0010e7f9" style:font-size-asian="11pt" style:font-size-complex="11pt"/>
    </style:style>
    <style:style style:name="P58" style:family="paragraph" style:parent-style-name="Text_20_body">
      <style:paragraph-properties fo:margin-top="0in" fo:margin-bottom="0.0835in" style:contextual-spacing="false" style:line-height-at-least="0.098in" fo:text-align="justify" style:justify-single-word="false" fo:widows="1" fo:padding="0in" fo:border="none"/>
      <style:text-properties fo:font-variant="normal" fo:text-transform="none" fo:color="#000000" style:font-name="Arial" fo:font-size="10pt" fo:letter-spacing="normal" fo:font-style="normal" fo:font-weight="normal" officeooo:rsid="00182e2e" officeooo:paragraph-rsid="00182e2e" style:font-size-asian="10pt" style:font-size-complex="10pt"/>
    </style:style>
    <style:style style:name="P59" style:family="paragraph" style:parent-style-name="Text_20_body">
      <style:paragraph-properties fo:text-align="justify" style:justify-single-word="false"/>
      <style:text-properties fo:font-variant="normal" fo:text-transform="none" fo:color="#000000" style:font-name="Arial" fo:font-size="18pt" fo:letter-spacing="normal" fo:font-style="normal" fo:font-weight="bold" officeooo:rsid="00334883" officeooo:paragraph-rsid="00334883" style:font-size-asian="18pt" style:font-weight-asian="bold" style:font-size-complex="18pt" style:font-weight-complex="bold"/>
    </style:style>
    <style:style style:name="P60" style:family="paragraph" style:parent-style-name="Text_20_body" style:list-style-name="L1">
      <style:paragraph-properties fo:margin-top="0in" fo:margin-bottom="0.0835in" style:contextual-spacing="false" style:line-height-at-least="0.098in" fo:text-align="justify" style:justify-single-word="false" fo:widows="1" fo:padding="0in" fo:border="none"/>
      <style:text-properties fo:font-variant="normal" fo:text-transform="none" fo:color="#000000" style:font-name="Arial" fo:font-size="11pt" fo:letter-spacing="normal" fo:font-style="normal" fo:font-weight="normal" style:font-size-asian="11pt" style:font-size-complex="11pt"/>
    </style:style>
    <style:style style:name="P61" style:family="paragraph" style:parent-style-name="Text_20_body" style:list-style-name="L1">
      <style:paragraph-properties fo:margin-top="0in" fo:margin-bottom="0.0835in" style:contextual-spacing="false" style:line-height-at-least="0.098in" fo:text-align="justify" style:justify-single-word="false" fo:widows="1" fo:padding="0in" fo:border="none"/>
      <style:text-properties fo:font-variant="normal" fo:text-transform="none" fo:color="#000000" style:font-name="Arial" fo:font-size="11pt" fo:letter-spacing="normal" fo:font-style="normal" fo:font-weight="normal" officeooo:paragraph-rsid="003076e0" style:font-size-asian="11pt" style:font-size-complex="11pt"/>
    </style:style>
    <style:style style:name="P62" style:family="paragraph" style:parent-style-name="Text_20_body" style:list-style-name="L4">
      <style:paragraph-properties fo:margin-top="0in" fo:margin-bottom="0.0835in" style:contextual-spacing="false" style:line-height-at-least="0.098in" fo:text-align="justify" style:justify-single-word="false" fo:widows="1" fo:padding="0in" fo:border="none"/>
    </style:style>
    <style:style style:name="P63" style:family="paragraph" style:parent-style-name="Text_20_body" style:list-style-name="L5">
      <style:paragraph-properties fo:margin-top="0in" fo:margin-bottom="0.0835in" style:contextual-spacing="false" style:line-height-at-least="0.098in" fo:text-align="justify" style:justify-single-word="false" fo:widows="1" fo:padding="0in" fo:border="none"/>
    </style:style>
    <style:style style:name="P64" style:family="paragraph" style:parent-style-name="Text_20_body" style:list-style-name="L6">
      <style:paragraph-properties fo:margin-top="0in" fo:margin-bottom="0.0835in" style:contextual-spacing="false" style:line-height-at-least="0.098in" fo:text-align="justify" style:justify-single-word="false" fo:widows="1" fo:padding="0in" fo:border="none"/>
    </style:style>
    <style:style style:name="P65" style:family="paragraph" style:parent-style-name="Text_20_body" style:list-style-name="L2">
      <style:paragraph-properties fo:margin-left="0.5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style:font-name="Arial" fo:font-size="11pt" fo:letter-spacing="normal" fo:font-style="normal" fo:font-weight="normal" officeooo:paragraph-rsid="00186c8c"/>
    </style:style>
    <style:style style:name="P66" style:family="paragraph" style:parent-style-name="Text_20_body" style:list-style-name="L3">
      <style:paragraph-properties fo:margin-left="0.5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style:font-name="Arial" fo:font-size="11pt" fo:letter-spacing="normal" fo:font-style="normal" fo:font-weight="normal"/>
    </style:style>
    <style:style style:name="P67"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fo:font-weight="normal" officeooo:rsid="0030d262" officeooo:paragraph-rsid="0030d262" style:font-size-asian="11pt" style:font-weight-asian="normal" style:font-size-complex="11pt" style:font-weight-complex="normal"/>
    </style:style>
    <style:style style:name="P68"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fo:background-color="#eeeeee">
        <style:background-image/>
      </style:paragraph-properties>
      <style:text-properties fo:color="#000000" style:font-name="Arial" fo:font-size="11pt" fo:font-weight="normal" officeooo:rsid="0030d262" officeooo:paragraph-rsid="0030d262"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d387a" style:font-weight-asian="normal" style:font-weight-complex="normal"/>
    </style:style>
    <style:style style:name="T3" style:family="text">
      <style:text-properties fo:font-variant="normal" fo:text-transform="none" fo:color="#000000" style:text-line-through-style="none" style:text-line-through-type="none" style:font-name="Arial" fo:font-size="11pt" fo:letter-spacing="normal" fo:font-style="normal" style:text-underline-style="none" fo:font-weight="normal" style:text-blinking="false" fo:background-color="transparent" loext:char-shading-value="0" style:font-size-asian="11pt" style:font-size-complex="11pt"/>
    </style:style>
    <style:style style:name="T4"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10e7f9" style:text-blinking="false" fo:background-color="transparent" loext:char-shading-value="0" style:font-size-asian="11pt" style:font-size-complex="11pt"/>
    </style:style>
    <style:style style:name="T5" style:family="text">
      <style:text-properties fo:font-variant="normal" fo:text-transform="none" fo:color="#000000" style:text-line-through-style="none" style:text-line-through-type="none" style:font-name="Arial" fo:font-size="11pt" fo:letter-spacing="normal" fo:font-style="normal" style:text-underline-style="none" fo:font-weight="normal" style:text-blinking="false" fo:background-color="transparent" loext:char-shading-value="0" style:font-size-asian="11pt" style:font-weight-asian="normal" style:font-size-complex="11pt" style:font-weight-complex="normal"/>
    </style:style>
    <style:style style:name="T6" style:family="text">
      <style:text-properties fo:font-variant="normal" fo:text-transform="none" fo:color="#000000" style:font-name="Arial" fo:font-size="11pt" fo:letter-spacing="normal" fo:font-style="normal" fo:font-weight="normal" style:font-size-asian="11pt" style:font-size-complex="11pt"/>
    </style:style>
    <style:style style:name="T7" style:family="text">
      <style:text-properties fo:font-variant="normal" fo:text-transform="none" fo:color="#000000" style:font-name="Arial" fo:font-size="11pt" fo:letter-spacing="normal" fo:font-style="normal" fo:font-weight="normal" officeooo:rsid="002806bf" style:font-size-asian="11pt" style:font-size-complex="11pt"/>
    </style:style>
    <style:style style:name="T8" style:family="text">
      <style:text-properties fo:font-variant="normal" fo:text-transform="none" fo:color="#000000" style:font-name="Arial" fo:font-size="11pt" fo:letter-spacing="normal" fo:font-style="normal" fo:font-weight="normal" officeooo:rsid="00186c8c" style:font-size-asian="11pt" style:font-size-complex="11pt"/>
    </style:style>
    <style:style style:name="T9" style:family="text">
      <style:text-properties fo:font-variant="normal" fo:text-transform="none" fo:color="#000000" style:font-name="Arial" fo:font-size="11pt" fo:letter-spacing="normal" fo:font-style="normal" fo:font-weight="normal" style:font-size-asian="11pt" style:font-size-complex="11pt" fo:padding="0in" fo:border="none"/>
    </style:style>
    <style:style style:name="T10" style:family="text">
      <style:text-properties fo:font-variant="normal" fo:text-transform="none" fo:color="#000000" style:font-name="Arial" fo:font-size="11pt" fo:letter-spacing="normal" fo:font-style="normal" fo:font-weight="normal" officeooo:rsid="0026cbc6" style:font-size-asian="11pt" style:font-size-complex="11pt"/>
    </style:style>
    <style:style style:name="T11" style:family="text">
      <style:text-properties fo:font-variant="normal" fo:text-transform="none" fo:color="#000000" style:font-name="Arial" fo:font-size="11pt" fo:letter-spacing="normal" fo:font-style="normal" fo:font-weight="normal" officeooo:rsid="002a72cb" style:font-size-asian="11pt" style:font-size-complex="11pt"/>
    </style:style>
    <style:style style:name="T12" style:family="text">
      <style:text-properties fo:font-variant="normal" fo:text-transform="none" fo:color="#000000" style:font-name="Arial" fo:font-size="11pt" fo:letter-spacing="normal" fo:font-style="normal" fo:font-weight="normal" officeooo:rsid="00293d10" style:font-size-asian="11pt" style:font-size-complex="11pt"/>
    </style:style>
    <style:style style:name="T13" style:family="text">
      <style:text-properties fo:font-variant="normal" fo:text-transform="none" fo:color="#000000" style:font-name="Arial" fo:font-size="11pt" fo:letter-spacing="normal" fo:font-style="normal" fo:font-weight="normal" officeooo:rsid="00293d10" style:font-size-asian="11pt" style:font-size-complex="11pt" fo:padding="0in" fo:border="none"/>
    </style:style>
    <style:style style:name="T14" style:family="text">
      <style:text-properties fo:font-variant="normal" fo:text-transform="none" fo:color="#000000" style:font-name="Arial" fo:font-size="11pt" fo:letter-spacing="normal" fo:font-style="normal" fo:font-weight="normal" officeooo:rsid="002bbd9d" style:font-size-asian="11pt" style:font-size-complex="11pt"/>
    </style:style>
    <style:style style:name="T15" style:family="text">
      <style:text-properties fo:font-variant="normal" fo:text-transform="none" fo:color="#000000" style:font-name="Arial" fo:font-size="11pt" fo:letter-spacing="normal" fo:font-style="normal" fo:font-weight="normal" officeooo:rsid="0031657a" style:font-size-asian="11pt" style:font-size-complex="11pt"/>
    </style:style>
    <style:style style:name="T16" style:family="text">
      <style:text-properties fo:font-variant="normal" fo:text-transform="none" fo:color="#000000" style:font-name="Arial" fo:font-size="11pt" fo:letter-spacing="normal" fo:font-style="normal" fo:font-weight="normal" style:font-size-asian="11pt" style:font-weight-asian="normal" style:font-size-complex="11pt" style:font-weight-complex="normal"/>
    </style:style>
    <style:style style:name="T17" style:family="text">
      <style:text-properties fo:font-variant="normal" fo:text-transform="none" fo:color="#000000" style:font-name="Arial" fo:font-size="11pt" fo:letter-spacing="normal" fo:font-style="normal" fo:font-weight="normal" officeooo:rsid="002a72cb" style:font-size-asian="11pt" style:font-weight-asian="normal" style:font-size-complex="11pt" style:font-weight-complex="normal"/>
    </style:style>
    <style:style style:name="T18" style:family="text">
      <style:text-properties fo:font-variant="normal" fo:text-transform="none" fo:color="#000000" style:font-name="Arial" fo:font-size="11pt" fo:letter-spacing="normal" fo:font-style="normal" fo:font-weight="normal" officeooo:rsid="00293d10" style:font-size-asian="11pt" style:font-weight-asian="normal" style:font-size-complex="11pt" style:font-weight-complex="normal"/>
    </style:style>
    <style:style style:name="T19" style:family="text">
      <style:text-properties fo:font-variant="normal" fo:text-transform="none" fo:color="#000000" style:font-name="Arial" fo:font-size="11pt" fo:letter-spacing="normal" fo:font-style="normal" fo:font-weight="normal" officeooo:rsid="00286963" style:font-size-asian="11pt" style:font-weight-asian="normal" style:font-size-complex="11pt" style:font-weight-complex="normal"/>
    </style:style>
    <style:style style:name="T20" style:family="text">
      <style:text-properties fo:font-variant="normal" fo:text-transform="none" fo:color="#000000" style:font-name="Arial" fo:font-size="11pt" fo:letter-spacing="normal" fo:font-style="normal" fo:font-weight="bold" officeooo:rsid="00293d10" style:font-size-asian="11pt" style:font-weight-asian="bold" style:font-size-complex="11pt" style:font-weight-complex="bold"/>
    </style:style>
    <style:style style:name="T21" style:family="text">
      <style:text-properties fo:font-variant="normal" fo:text-transform="none" fo:color="#000000" style:font-name="Arial" fo:font-size="11pt" fo:letter-spacing="normal" fo:font-style="normal" fo:font-weight="bold" style:font-size-asian="11pt" style:font-size-complex="11pt"/>
    </style:style>
    <style:style style:name="T22" style:family="text">
      <style:text-properties fo:font-variant="normal" fo:text-transform="none" fo:color="#000000" style:font-name="Arial" fo:font-size="11pt" fo:letter-spacing="normal" fo:font-style="italic" fo:font-weight="normal" officeooo:rsid="00186c8c" style:font-size-asian="11pt" style:font-style-asian="italic" style:font-size-complex="11pt" style:font-style-complex="italic"/>
    </style:style>
    <style:style style:name="T23" style:family="text">
      <style:text-properties fo:font-variant="normal" fo:text-transform="none" fo:color="#000000" style:font-name="Arial" fo:font-size="11pt" fo:letter-spacing="normal" fo:font-style="italic" fo:font-weight="normal" officeooo:rsid="00186c8c" style:font-size-asian="11pt" style:font-style-asian="italic" style:font-size-complex="11pt" style:font-style-complex="italic" fo:padding="0in" fo:border="none"/>
    </style:style>
    <style:style style:name="T24" style:family="text">
      <style:text-properties fo:font-variant="normal" fo:text-transform="none" fo:color="#000000" style:font-name="Arial" fo:font-size="11pt" fo:letter-spacing="normal" fo:font-style="italic" fo:font-weight="normal" style:font-size-asian="11pt" style:font-style-asian="italic" style:font-size-complex="11pt" style:font-style-complex="italic" fo:padding="0in" fo:border="none"/>
    </style:style>
    <style:style style:name="T25" style:family="text">
      <style:text-properties fo:font-variant="normal" fo:text-transform="none" fo:letter-spacing="normal" fo:font-style="normal"/>
    </style:style>
    <style:style style:name="T26" style:family="text">
      <style:text-properties fo:font-variant="normal" fo:text-transform="none" fo:letter-spacing="normal" fo:font-style="normal" officeooo:rsid="00139c1a"/>
    </style:style>
    <style:style style:name="T27" style:family="text">
      <style:text-properties fo:font-variant="normal" fo:text-transform="none" fo:letter-spacing="normal" fo:font-style="normal" fo:font-weight="bold" style:font-style-asian="normal" style:font-weight-asian="bold" style:font-style-complex="normal" style:font-weight-complex="bold"/>
    </style:style>
    <style:style style:name="T28" style:family="text">
      <style:text-properties fo:font-variant="normal" fo:text-transform="none" fo:letter-spacing="normal" fo:font-style="italic" style:font-style-asian="italic" style:font-style-complex="italic"/>
    </style:style>
    <style:style style:name="T29" style:family="text">
      <style:text-properties fo:font-variant="normal" fo:text-transform="none" fo:letter-spacing="normal" fo:font-style="italic" officeooo:rsid="00139c1a" style:font-style-asian="italic" style:font-style-complex="italic"/>
    </style:style>
    <style:style style:name="T30" style:family="text">
      <style:text-properties fo:font-variant="normal" fo:text-transform="none" fo:letter-spacing="normal" fo:font-style="italic" fo:font-weight="bold" style:font-style-asian="italic" style:font-weight-asian="bold" style:font-style-complex="italic" style:font-weight-complex="bold"/>
    </style:style>
    <style:style style:name="T31" style:family="text">
      <style:text-properties officeooo:rsid="0010e7f9"/>
    </style:style>
    <style:style style:name="T32" style:family="text">
      <style:text-properties officeooo:rsid="00110717"/>
    </style:style>
    <style:style style:name="T33" style:family="text">
      <style:text-properties officeooo:rsid="0012b43c"/>
    </style:style>
    <style:style style:name="T34" style:family="text">
      <style:text-properties fo:font-style="italic" style:font-style-asian="italic" style:font-style-complex="italic"/>
    </style:style>
    <style:style style:name="T35" style:family="text">
      <style:text-properties fo:font-style="italic" officeooo:rsid="0016e2ca" style:font-style-asian="italic" style:font-style-complex="italic"/>
    </style:style>
    <style:style style:name="T36" style:family="text">
      <style:text-properties fo:font-style="italic" officeooo:rsid="00186c8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officeooo:rsid="0016e2ca"/>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officeooo:rsid="0016e2ca" style:font-weight-asian="bold" style:font-weight-complex="bold"/>
    </style:style>
    <style:style style:name="T42" style:family="text">
      <style:text-properties fo:font-weight="bold" officeooo:rsid="0026cbc6"/>
    </style:style>
    <style:style style:name="T43" style:family="text">
      <style:text-properties officeooo:rsid="00176d61"/>
    </style:style>
    <style:style style:name="T44" style:family="text">
      <style:text-properties officeooo:rsid="00182e2e"/>
    </style:style>
    <style:style style:name="T45" style:family="text">
      <style:text-properties officeooo:rsid="00186c8c"/>
    </style:style>
    <style:style style:name="T46" style:family="text">
      <style:text-properties officeooo:rsid="001ab876"/>
    </style:style>
    <style:style style:name="T47" style:family="text">
      <style:text-properties officeooo:rsid="001d387a"/>
    </style:style>
    <style:style style:name="T48" style:family="text">
      <style:text-properties officeooo:rsid="0023c118"/>
    </style:style>
    <style:style style:name="T49" style:family="text">
      <style:text-properties officeooo:rsid="0025163d"/>
    </style:style>
    <style:style style:name="T50" style:family="text">
      <style:text-properties officeooo:rsid="002a72cb"/>
    </style:style>
    <style:style style:name="T51" style:family="text">
      <style:text-properties officeooo:rsid="002ef0c7"/>
    </style:style>
    <style:style style:name="T52" style:family="text">
      <style:text-properties fo:color="#000000" style:font-name="Arial" fo:font-size="11pt" style:font-size-asian="11pt" style:font-size-complex="11pt"/>
    </style:style>
    <style:style style:name="T53" style:family="text">
      <style:text-properties fo:color="#000000" style:font-name="Arial" fo:font-size="11pt" style:font-size-asian="11pt" style:font-size-complex="11pt" fo:padding="0in" fo:border="none"/>
    </style:style>
    <style:style style:name="T54" style:family="text">
      <style:text-properties fo:color="#000000" style:font-name="Arial" fo:font-size="11pt" style:font-size-asian="11pt" style:font-weight-asian="bold" style:font-size-complex="11pt" style:font-weight-complex="bold" fo:padding="0in" fo:border="none"/>
    </style:style>
    <style:style style:name="T55" style:family="text">
      <style:text-properties fo:color="#000000" style:font-name="Arial" fo:font-size="11pt" fo:font-style="italic" style:font-size-asian="11pt" style:font-style-asian="italic" style:font-size-complex="11pt" style:font-style-complex="italic" fo:padding="0in" fo:border="none"/>
    </style:style>
    <style:style style:name="T56" style:family="text">
      <style:text-properties fo:color="#000000" style:font-name="Arial" fo:font-size="11pt" fo:font-weight="normal" style:font-size-asian="11pt" style:font-weight-asian="normal" style:font-size-complex="11pt" style:font-weight-complex="normal"/>
    </style:style>
    <style:style style:name="T57" style:family="text">
      <style:text-properties fo:color="#000000" style:font-name="Arial" fo:font-size="11pt" fo:font-weight="normal" style:font-size-asian="11pt" style:font-weight-asian="normal" style:font-size-complex="11pt" style:font-weight-complex="normal" fo:padding="0in" fo:border="none"/>
    </style:style>
    <style:style style:name="T58" style:family="text">
      <style:text-properties fo:color="#000000" style:font-name="Arial" fo:font-size="11pt" fo:font-weight="normal" style:font-size-asian="11pt" style:font-size-complex="11pt" fo:padding="0in" fo:border="none"/>
    </style:style>
    <style:style style:name="T59" style:family="text">
      <style:text-properties fo:color="#000000" style:font-name="Arial" fo:font-size="11pt" fo:font-weight="bold" style:font-size-asian="11pt" style:font-weight-asian="bold" style:font-size-complex="11pt" style:font-weight-complex="bold"/>
    </style:style>
    <style:style style:name="T60" style:family="text">
      <style:text-properties fo:color="#000000" fo:font-size="11pt" fo:font-weight="normal" style:font-size-asian="11pt" style:font-size-complex="11pt"/>
    </style:style>
    <style:style style:name="T61" style:family="text">
      <style:text-properties fo:color="#000000" fo:font-size="11pt" fo:font-weight="normal" officeooo:rsid="00286963" style:font-size-asian="11pt" style:font-size-complex="11pt"/>
    </style:style>
    <style:style style:name="T62" style:family="text">
      <style:text-properties fo:color="#000000" fo:font-size="11pt" fo:font-weight="normal" officeooo:rsid="002a72cb" style:font-size-asian="11pt" style:font-size-complex="11pt"/>
    </style:style>
    <style:style style:name="T63" style:family="text">
      <style:text-properties fo:color="#000000" fo:font-size="11pt" fo:font-weight="normal" officeooo:rsid="00293d10" style:font-size-asian="11pt" style:font-size-complex="11pt"/>
    </style:style>
    <style:style style:name="T64" style:family="text">
      <style:text-properties fo:color="#000000" fo:font-size="11pt" fo:font-weight="normal" style:font-size-asian="11pt" style:font-weight-asian="normal" style:font-size-complex="11pt" style:font-weight-complex="normal"/>
    </style:style>
    <style:style style:name="T65" style:family="text">
      <style:text-properties fo:color="#000000" fo:font-size="11pt" fo:font-weight="normal" officeooo:rsid="00286963" style:font-size-asian="11pt" style:font-weight-asian="normal" style:font-size-complex="11pt" style:font-weight-complex="normal"/>
    </style:style>
    <style:style style:name="T66" style:family="text">
      <style:text-properties fo:color="#000000" fo:font-size="11pt" fo:font-weight="normal" officeooo:rsid="00293d10" style:font-size-asian="11pt" style:font-weight-asian="normal" style:font-size-complex="11pt" style:font-weight-complex="normal"/>
    </style:style>
    <style:style style:name="T67" style:family="text">
      <style:text-properties fo:color="#000000" fo:font-size="11pt" fo:font-weight="normal" style:font-size-asian="11pt" style:font-weight-asian="bold" style:font-size-complex="11pt" style:font-weight-complex="bold"/>
    </style:style>
    <style:style style:name="T68" style:family="text">
      <style:text-properties fo:color="#000000" fo:font-size="11pt" fo:font-weight="bold" style:font-size-asian="11pt" style:font-size-complex="11pt"/>
    </style:style>
    <style:style style:name="T69" style:family="text">
      <style:text-properties fo:color="#000000" fo:font-size="11pt" fo:font-weight="bold" officeooo:rsid="00286963" style:font-size-asian="11pt" style:font-size-complex="11pt"/>
    </style:style>
    <style:style style:name="T70" style:family="text">
      <style:text-properties fo:color="#000000" fo:font-size="11pt" style:font-size-asian="11pt" style:font-weight-asian="bold" style:font-size-complex="11pt" style:font-weight-complex="bold"/>
    </style:style>
    <style:style style:name="T71" style:family="text">
      <style:text-properties fo:color="#000000" fo:font-size="11pt" officeooo:rsid="00293d10" style:font-size-asian="11pt" style:font-weight-asian="bold" style:font-size-complex="11pt" style:font-weight-complex="bold"/>
    </style:style>
    <style:style style:name="T72" style:family="text">
      <style:text-properties fo:color="#000000" style:text-line-through-style="none" style:text-line-through-type="none" fo:font-size="11pt" style:text-underline-style="none" fo:font-weight="normal" officeooo:rsid="00286963" style:text-blinking="false" fo:background-color="transparent" loext:char-shading-value="0" style:font-size-asian="11pt" style:font-size-complex="11pt"/>
    </style:style>
    <style:style style:name="T73" style:family="text">
      <style:text-properties officeooo:rsid="003076e0"/>
    </style:style>
    <style:style style:name="T74"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p4_Conference_APIs</text:p>
      <text:p text:style-name="P3"/>
      <text:p text:style-name="P2"><text:span text:style-name="T6">This project, the fourth in </text:span><text:a xlink:type="simple" xlink:href="https://www.udacity.com/course/nd004"><text:span text:style-name="T3">Udacity’s Full Stack Web Developer Nanodegree</text:span></text:a><text:span text:style-name="T6">, focuses on using Google Cloud Platform to develop a scalable web app, and it's built with Google App Engine (Python), Google NDB Datastore, and Google Cloud Endpoints.</text:span></text:p>
      <text:p text:style-name="P2"><text:span text:style-name="T6">You can check out the demo web page at </text:span><text:a xlink:type="simple" xlink:href="https://p4conference.appspot.com/"><text:span text:style-name="T3">https://</text:span></text:a><text:a xlink:type="simple" xlink:href="https://p4conference.appspot.com/"><text:span text:style-name="T4">p4conference</text:span></text:a><text:a xlink:type="simple" xlink:href="https://p4conference.appspot.com/">.appspot.com</text:a><text:span text:style-name="T3">. </text:span><text:span text:style-name="T6">Currently, the demo page does not support all functionality. You can find out all APIs </text:span><text:a xlink:type="simple" xlink:href="https://apis-explorer.appspot.com/apis-explorer/?base=https://p4conference.appspot.com/_ah/api#p/conference/v1/">here</text:a><text:span text:style-name="T7">.</text:span></text:p>
      <text:p text:style-name="P57">This cloud-based API server lets you organize conferences and sessions, and currently has following functionality:</text:p>
      <text:list xml:id="list680860717241838650" text:style-name="L1">
        <text:list-item>
          <text:p text:style-name="P60"><text:s/>User authentication.</text:p>
        </text:list-item>
        <text:list-item>
          <text:p text:style-name="P60"><text:s/>Create, read, update conferences.</text:p>
        </text:list-item>
        <text:list-item>
          <text:p text:style-name="P60"><text:s/>Register/ unregister for conferences.</text:p>
        </text:list-item>
        <text:list-item>
          <text:p text:style-name="P61"><text:span text:style-name="T73"><text:s/>C</text:span>reate and read s<text:span text:style-name="T73">peakers for sessions.</text:span></text:p>
        </text:list-item>
        <text:list-item>
          <text:p text:style-name="P60"><text:span text:style-name="T73"><text:s/>C</text:span>reate and read sessions for conferences <text:span text:style-name="T43">(only the organizer of the conference can create its sessions.)</text:span></text:p>
        </text:list-item>
        <text:list-item>
          <text:p text:style-name="P60"><text:s/>Add / remove sessions to user's wishlist.</text:p>
        </text:list-item>
        <text:list-item>
          <text:p text:style-name="P60"><text:s/><text:span text:style-name="T44">Query for sessions and conferences.</text:span></text:p>
        </text:list-item>
      </text:list>
      <text:p text:style-name="P58"><text:s text:c="8"/></text:p>
      <text:h text:style-name="P14" text:outline-level="2"><text:bookmark text:name="user-content-project-detail"/>Project Detail</text:h>
      <text:h text:style-name="P18" text:outline-level="3"><text:bookmark text:name="user-content-task-1-add-sessions-to-a-conference"/>Task 1: <text:span text:style-name="T31">Database Design</text:span></text:h>
      <text:p text:style-name="P48">class <text:span text:style-name="T40">Conference</text:span>(ndb.Model): </text:p>
      <text:p text:style-name="P52"><text:s text:c="4"/>""" Conference -- Conference object """ </text:p>
      <text:p text:style-name="P48"><text:s text:c="4"/>name <text:tab/><text:tab/>= ndb.StringProperty(required=True) </text:p>
      <text:p text:style-name="P48"><text:s text:c="4"/>description <text:tab/><text:tab/>= ndb.StringProperty() </text:p>
      <text:p text:style-name="P48"><text:s text:c="4"/>topics <text:tab/><text:tab/>= ndb.StringProperty(repeated=True) </text:p>
      <text:p text:style-name="P48"><text:s text:c="4"/>city <text:s text:c="11"/><text:tab/><text:tab/>= ndb.StringProperty() </text:p>
      <text:p text:style-name="P48"><text:s text:c="4"/>startDate <text:s text:c="6"/><text:tab/>= ndb.DateProperty() </text:p>
      <text:p text:style-name="P48"><text:s text:c="4"/>endDate <text:s text:c="8"/><text:tab/>= ndb.DateProperty() </text:p>
      <text:p text:style-name="P49"><text:s text:c="4"/>maxAttendees <text:s text:c="3"/><text:tab/>= ndb.IntegerProperty() </text:p>
      <text:p text:style-name="P49"><text:s text:c="4"/>month <text:s text:c="10"/><text:tab/>= ndb.IntegerProperty() - <text:span text:style-name="T33">is set from the month of startDate.</text:span></text:p>
      <text:p text:style-name="P50"><text:s text:c="4"/>organizerUserId <text:tab/>= ndb.StringProperty(<text:span text:style-name="T32">) - is set from the Id of the login user.</text:span></text:p>
      <text:p text:style-name="P50"><text:s text:c="4"/>seatsAvailable <text:s/><text:tab/>= ndb.IntegerProperty() - <text:span text:style-name="T33">is set from </text:span>maxAttendees <text:span text:style-name="T33">and is reduced when someone registers for the conference.</text:span></text:p>
      <text:p text:style-name="P48"/>
      <text:p text:style-name="P53">class <text:span text:style-name="T40">Session</text:span>(ndb.Model): </text:p>
      <text:p text:style-name="P52"><text:s text:c="4"/>""" Session -- Session object """ </text:p>
      <text:p text:style-name="P53"><text:s text:c="4"/>name <text:s text:c="11"/><text:tab/>= ndb.StringProperty(required=True) </text:p>
      <text:p text:style-name="P53"><text:s text:c="4"/>highlights <text:s text:c="5"/><text:tab/>= ndb.StringProperty() </text:p>
      <text:p text:style-name="P53"><text:s text:c="4"/>typeOfSession <text:s text:c="2"/><text:tab/>= ndb.StringProperty() </text:p>
      <text:p text:style-name="P53"><text:s text:c="4"/>date <text:s text:c="11"/><text:tab/><text:tab/>= ndb.DateTimeProperty() </text:p>
      <text:p text:style-name="P53"><text:s text:c="4"/>startTime <text:s text:c="6"/><text:tab/>= ndb.DateTimeProperty() </text:p>
      <text:p text:style-name="P54"><text:s text:c="4"/>endTime <text:s text:c="8"/><text:tab/>= ndb.DateTimeProperty() </text:p>
      <text:p text:style-name="P54"><text:soft-page-break/><text:s text:c="4"/>location <text:s text:c="7"/><text:tab/>= ndb.StringProperty() </text:p>
      <text:p text:style-name="P55"><text:s text:c="4"/>speaker <text:s text:c="8"/><text:tab/>= ndb.KeyProperty(kind='Speaker', <text:span text:style-name="T38">required=True</text:span>) </text:p>
      <text:p text:style-name="P4"/>
      <text:p text:style-name="P4"><text:span text:style-name="T26">I do not use the </text:span><text:span text:style-name="T29">duration</text:span><text:span text:style-name="T26"> property as the course suggested, because if we store it as a string mixing of hours and minutes without any required standard, we can not use it for further purpose. My </text:span><text:span text:style-name="T29">duration</text:span><text:span text:style-name="T26"> function can calculate and change the duration to the easy readable format. To store </text:span><text:span text:style-name="T29">startTime</text:span><text:span text:style-name="T26"> and </text:span><text:span text:style-name="T29">endTime</text:span><text:span text:style-name="T26"> in database has its advantage while we want to check the integrity of data, for example, a speaker can not have overlapped times of his or her presentation.</text:span></text:p>
      <text:p text:style-name="P52">The one to many relationship between <text:span text:style-name="T40">Speaker</text:span> and <text:span text:style-name="T40">Session</text:span> is implemented by <text:span text:style-name="T34">speaker</text:span> and <text:span text:style-name="T34">sessions</text:span> KeyProperties in Session and Speaker classes.</text:p>
      <text:p text:style-name="P52"><text:s/></text:p>
      <text:p text:style-name="P52">class <text:span text:style-name="T40">Speaker</text:span>(ndb.Model): </text:p>
      <text:p text:style-name="P52"><text:s text:c="4"/>""" Speaker -- Speaker object """ </text:p>
      <text:p text:style-name="P52"><text:s text:c="4"/>name <text:s text:c="11"/>= ndb.StringProperty(required=True) </text:p>
      <text:p text:style-name="P52"><text:s text:c="4"/>phones <text:s text:c="9"/>= ndb.StringProperty(repeated=True) </text:p>
      <text:p text:style-name="P52"><text:s text:c="4"/>emails <text:s text:c="9"/>= ndb.StringProperty(repeated=True) </text:p>
      <text:p text:style-name="P52"><text:s text:c="4"/>website <text:s text:c="8"/>= ndb.StringProperty() </text:p>
      <text:p text:style-name="P52"><text:s text:c="4"/>company <text:s text:c="8"/>= ndb.StringProperty() </text:p>
      <text:p text:style-name="P52"><text:s text:c="4"/>sessions <text:s text:c="7"/>= ndb.KeyProperty(kind='Session', repeated=True)</text:p>
      <text:p text:style-name="P52"/>
      <text:p text:style-name="P53"><text:span text:style-name="T38">class </text:span><text:span text:style-name="T41">Profile</text:span><text:span text:style-name="T38">(ndb.Model): </text:span></text:p>
      <text:p text:style-name="P52"><text:s text:c="4"/>""" Profile -- User profile object """ </text:p>
      <text:p text:style-name="P52"><text:s text:c="4"/>displayName = ndb.StringProperty() </text:p>
      <text:p text:style-name="P52"><text:s text:c="4"/>mainEmail = ndb.StringProperty() </text:p>
      <text:p text:style-name="P52"><text:s text:c="4"/>teeShirtSize = ndb.StringProperty(default='NOT_SPECIFIED') </text:p>
      <text:p text:style-name="P52"><text:s text:c="4"/>conferenceKeysToAttend = ndb.StringProperty(repeated=True) </text:p>
      <text:p text:style-name="P52"><text:s text:c="4"/>wishlistOfSessionKeys = ndb.StringProperty(repeated=True)</text:p>
      <text:p text:style-name="P53"/>
      <text:p text:style-name="P56"/>
      <text:p text:style-name="P17"><text:span text:style-name="T35">conferenceKeysToAttend</text:span><text:span text:style-name="T38">: A user can register/ unregister for a conference. This list will contain the keys of registered conferences.</text:span></text:p>
      <text:p text:style-name="P17"><text:span text:style-name="T35">wishlistOfSessionKeys</text:span><text:span text:style-name="T38">: <text:s/>A user can mark/ unmark for a session. This list will contain the keys of marked sessions.</text:span></text:p>
      <text:h text:style-name="P18" text:outline-level="3"/>
      <text:h text:style-name="P18" text:outline-level="3"><text:bookmark text:name="user-content-task-2-add-sessions-to-user-wishlist"/>Task 2: Add Sessions to User Wishlist</text:h>
      <text:p text:style-name="P1">Users <text:span text:style-name="T44">are</text:span> able to mark some sessions that they are interested in and retrieve their own current wishlist.</text:p>
      <text:list xml:id="list882930817732122637" text:style-name="L2">
        <text:list-item>
          <text:p text:style-name="P65"><text:span text:style-name="T39">addSessionToWishlist(SessionKey) –</text:span> add/ <text:span text:style-name="T45">remove</text:span> the session to/ <text:span text:style-name="T45">from</text:span> the user's list of sessions they are interested in attending <text:span text:style-name="T45">by calling the auxiliary function _</text:span><text:span text:style-name="T36">addSessionToWishlist</text:span><text:span text:style-name="T45"> with the argument set to True or False appropriately.</text:span><text:line-break/></text:p>
        </text:list-item>
      </text:list>
      <text:list xml:id="list7924113967005904975" text:style-name="L3">
        <text:list-item>
          <text:p text:style-name="P66"><text:span text:style-name="T42">g</text:span><text:span text:style-name="T39">etSessionsInWishlist() </text:span>-- query for all the sessions that the user is interested in</text:p>
        </text:list-item>
      </text:list>
      <text:h text:style-name="P18" text:outline-level="3"><text:soft-page-break/></text:h>
      <text:h text:style-name="P18" text:outline-level="3"><text:bookmark text:name="user-content-task-3-work-on-indexes-and-queries"/>Task 3: Work on indexes and queries</text:h>
      <text:p text:style-name="P20"><text:span text:style-name="T6">Instead of creating some predefined queries </text:span><text:span text:style-name="T8">like </text:span><text:span text:style-name="T22">filterPlayground</text:span><text:span text:style-name="T8"> method for conference</text:span><text:span text:style-name="T6">, the </text:span><text:span text:style-name="Source_20_Text"><text:span text:style-name="T24">query</text:span></text:span><text:span text:style-name="Source_20_Text"><text:span text:style-name="T23">Conferences</text:span></text:span><text:span text:style-name="Source_20_Text"><text:span text:style-name="T9"> </text:span></text:span><text:span text:style-name="T6">method </text:span><text:span text:style-name="T8">is</text:span><text:span text:style-name="T6"> implemented to be more flexible. It can have queries with following fields:</text:span></text:p>
      <text:p text:style-name="P9"/>
      <text:p text:style-name="P9">NAME, CITY, TOPIC, MONTH, MAX_ATTENDEES, SEATS_AVAILABLE, START_DATE, END_DATE, using these operators: EQ, GT, GTEQ, LT, LTEQ, NE.</text:p>
      <text:p text:style-name="P10"/>
      <text:p text:style-name="P5"><text:span text:style-name="T52">Similarly, </text:span><text:span text:style-name="Source_20_Text"><text:span text:style-name="T55">queryConferences</text:span></text:span><text:span text:style-name="Source_20_Text"><text:span text:style-name="T53"> </text:span></text:span><text:span text:style-name="T52">method is for querying sessions with the following fields:</text:span></text:p>
      <text:p text:style-name="P9">NAME, SPEAKER, TYPE_OF_SESSION, DATE, START_TIME, END_TIME, LOCATION, using these operators: EQ, GT, GTEQ, LT, LTEQ, NE.</text:p>
      <text:p text:style-name="P27"/>
      <text:p text:style-name="P29">Create indexes</text:p>
      <text:p text:style-name="P29"/>
      <text:p text:style-name="P28"><text:span text:style-name="T47">Indexes are created automatically in app.yaml file when some new types of query are made. However, the </text:span><text:span text:style-name="T2">Datastore rejects some combinations of filters and orders. If an inequality filter is used, the first sort order must specify the same property as the filter. Also, Datastore do not allow more than one inequality filter. So t</text:span><text:span text:style-name="T1">here are two auxiliary methods for querying sessions and conferences:</text:span></text:p>
      <text:p text:style-name="P30"/>
      <text:p text:style-name="P31"><text:span text:style-name="T74">_testAndFormatFilters</text:span>: </text:p>
      <text:p text:style-name="P31">. <text:span text:style-name="T47">C</text:span>heck if the inequality filtering exists, the sessions/ conferences objects must be ordered by <text:span text:style-name="T46">that</text:span> property before o<text:span text:style-name="T46">r</text:span>dering by name. </text:p>
      <text:p text:style-name="P32">. <text:span text:style-name="T47">Reject the second </text:span>inequality filter <text:span text:style-name="T47">for another property</text:span>.</text:p>
      <text:p text:style-name="P30"/>
      <text:p text:style-name="P31"><text:span text:style-name="T27">_setFilters</text:span><text:span text:style-name="T25">: </text:span></text:p>
      <text:p text:style-name="P21">. Implement some necessary changes of types for property comparison (key, date, int)</text:p>
      <text:p text:style-name="P22">. Equal filter for date type must be changed into two inequal filters , </text:p>
      <text:p text:style-name="P22">e.g. date1==date2 is equivalent to (date1 &gt;= date2) and (date1 &lt; date2 + 24 hours)</text:p>
      <text:p text:style-name="P30"/>
      <text:p text:style-name="P25">Two additional queries</text:p>
      <text:p text:style-name="P33"/>
      <text:p text:style-name="P34"><text:s text:c="4"/>def <text:span text:style-name="T40">additionalQuery1</text:span>(self, request): </text:p>
      <text:p text:style-name="P34"><text:s text:c="8"/>""" Query for spare time intervals for a given speaker in a given month of a year. """ </text:p>
      <text:p text:style-name="P34"/>
      <text:p text:style-name="P34"><text:tab/><text:span text:style-name="T48">This is useful for future scheduling for that speaker.</text:span></text:p>
      <text:p text:style-name="P34"/>
      <text:p text:style-name="P34"><text:s text:c="4"/>def <text:span text:style-name="T40">additionalQuery2</text:span>(self, request): </text:p>
      <text:p text:style-name="P35"><text:s text:c="8"/>""" Query for all the sessions of the seat available conferences in a given <text:span text:style-name="T48">period of </text:span>time . """ </text:p>
      <text:p text:style-name="P34"/>
      <text:p text:style-name="P34"><text:tab/><text:span text:style-name="T48">Having some spare time, a user might want to know if he or she can choose some session to join.</text:span></text:p>
      <text:p text:style-name="P34"/>
      <text:p text:style-name="P34"/>
      <text:h text:style-name="P41" text:outline-level="2">Solve the following query related problem</text:h>
      <text:p text:style-name="P39"/>
      <text:p text:style-name="P40">“Let’s say that you don't like workshops and you don't like sessions after 7 pm. How would you handle a query for all non-workshop sessions before 7 pm? What is the problem for implementing this query? What ways to solve it did you think of?”</text:p>
      <text:p text:style-name="P33"><text:soft-page-break/></text:p>
      <text:p text:style-name="P36">The solution is equivalent to: </text:p>
      <text:p text:style-name="P36">q = Session.query(ndb.AND( (Session.startTime &lt; request.startTime), </text:p>
      <text:p text:style-name="P36"><text:s text:c="28"/>(Session.typeOfSession != request.typeOfSession) )) </text:p>
      <text:p text:style-name="P36"/>
      <text:p text:style-name="P36">but there are more than one inequality filter for more than one property, </text:p>
      <text:p text:style-name="P36">which is rejected by Datastore. So we have to solve by python <text:span text:style-name="T49">code:</text:span></text:p>
      <text:p text:style-name="P68"/>
      <text:p text:style-name="P68"><text:s text:c="12"/>sessionsTime = Session.query(Session.startTime &lt; <text:span text:style-name="T48">request.</text:span>startTime) </text:p>
      <text:p text:style-name="P68"/>
      <text:p text:style-name="P68"><text:s text:c="12"/>sessions = [] </text:p>
      <text:p text:style-name="P68"><text:s text:c="12"/>for session in sessionsTime: </text:p>
      <text:p text:style-name="P68"><text:s text:c="16"/>if session.typeOfSession != request.typeOfSession: </text:p>
      <text:p text:style-name="P68"><text:s text:c="20"/>sessions.append(session)</text:p>
      <text:p text:style-name="P68"/>
      <text:p text:style-name="P37"/>
      <text:p text:style-name="P37">In general, we can avoid the query with more than one inequality filter by modifying the data model. We can do that whenever we assume some query may be common. </text:p>
      <text:p text:style-name="P37"/>
      <text:p text:style-name="P37">For example, all the sessions started after 7pm are late sessions, we add the lateSession property to the class Session, and we update the lateSession property to 'True' whenever we create a late session. Then the query will be:</text:p>
      <text:p text:style-name="P68"/>
      <text:p text:style-name="P68"><text:s text:c="8"/>if <text:span text:style-name="T48">request.</text:span>startTime == datetime.strptime("19:00:00", "%H:%M:%S"): </text:p>
      <text:p text:style-name="P68"><text:s text:c="12"/>sessions = Session.query( </text:p>
      <text:p text:style-name="P68"><text:s text:c="16"/>ndb.AND( </text:p>
      <text:p text:style-name="P68"><text:s text:c="20"/>Session.lateSession == True, </text:p>
      <text:p text:style-name="P68"><text:s text:c="20"/>Session.typeOfSession != request.typeOfSession </text:p>
      <text:p text:style-name="P68"><text:s text:c="16"/>) </text:p>
      <text:p text:style-name="P68"><text:s text:c="12"/>)</text:p>
      <text:p text:style-name="P68"/>
      <text:p text:style-name="P26"><text:span text:style-name="T1">See the method: def</text:span> queryProblem<text:span text:style-name="T1">(self, request)</text:span></text:p>
      <text:p text:style-name="P23"/>
      <text:h text:style-name="P18" text:outline-level="3"><text:bookmark text:name="user-content-task-4-add-a-task"/>Task 4: Add a Task</text:h>
      <text:p text:style-name="P19"><text:span text:style-name="T10">T</text:span><text:span text:style-name="T6">he featured speaker is the one who speaks for more than one session </text:span><text:span text:style-name="T10">in the same conference.</text:span></text:p>
      <text:p text:style-name="P19"/>
      <text:p text:style-name="P38"><text:span text:style-name="T10">W</text:span><text:span text:style-name="T6">henever we create a new session, we add </text:span><text:span text:style-name="T15">a</text:span><text:span text:style-name="T6"> task setFeaturedSpeaker to the </text:span><text:span text:style-name="T15">task </text:span><text:span text:style-name="T6">queue because this task is not required to be done immediately. This task then check if the speaker of that session has another sessions in that conference, if so the speaker will be added to memcache with the key FEATURED_SPEAKER.</text:span></text:p>
      <text:p text:style-name="P24"/>
      <text:h text:style-name="P14" text:outline-level="2"><text:bookmark text:name="user-content-products"/>Products</text:h>
      <text:list xml:id="list1794174539531699051" text:style-name="L4">
        <text:list-item>
          <text:p text:style-name="P62"><text:a xlink:type="simple" xlink:href="https://developers.google.com/appengine"><text:span text:style-name="T3">App Engine</text:span></text:a></text:p>
        </text:list-item>
      </text:list>
      <text:h text:style-name="P14" text:outline-level="2"><text:bookmark text:name="user-content-language"/>Language</text:h>
      <text:list xml:id="list842063164063071499" text:style-name="L5">
        <text:list-item>
          <text:p text:style-name="P63"><text:a xlink:type="simple" xlink:href="http://python.org/"><text:span text:style-name="T3">Python</text:span></text:a></text:p>
        </text:list-item>
      </text:list>
      <text:h text:style-name="P14" text:outline-level="2"><text:bookmark text:name="user-content-apis"/>APIs</text:h>
      <text:list xml:id="list5391048400667841181" text:style-name="L6">
        <text:list-item>
          <text:p text:style-name="P64"><text:a xlink:type="simple" xlink:href="https://developers.google.com/appengine/docs/python/endpoints/"><text:span text:style-name="T3">Google Cloud Endpoints</text:span></text:a></text:p>
        </text:list-item>
      </text:list>
      <text:h text:style-name="P14" text:outline-level="2"><text:bookmark text:name="user-content-setup-instructions"/><text:soft-page-break/>Setup Instructions</text:h>
      <text:p text:style-name="P6"><text:span text:style-name="T61">1. Register in </text:span><text:a xlink:type="simple" xlink:href="https://console.developers.google.com/"><text:span text:style-name="T72">Google Developer Console</text:span></text:a><text:span text:style-name="Strong_20_Emphasis"><text:span text:style-name="T69">, <text:s/></text:span></text:span><text:span text:style-name="Strong_20_Emphasis"><text:span text:style-name="T65">create a new project.</text:span></text:span></text:p>
      <text:p text:style-name="P16"><text:span text:style-name="Strong_20_Emphasis"><text:span text:style-name="T65">2. In Credentials men</text:span></text:span><text:span text:style-name="Strong_20_Emphasis"><text:span text:style-name="T66">u</text:span></text:span><text:span text:style-name="Strong_20_Emphasis"><text:span text:style-name="T65">, </text:span></text:span><text:span text:style-name="Strong_20_Emphasis"><text:span text:style-name="T66">create new Client ID and </text:span></text:span><text:span text:style-name="T60">set the redirect URIs like that:</text:span></text:p>
      <text:p text:style-name="P45"><text:span text:style-name="Strong_20_Emphasis"><text:span text:style-name="T68">https</text:span></text:span><text:span text:style-name="T60">://</text:span><text:span text:style-name="T70">your_projectID</text:span><text:span text:style-name="T60">.appspot.com/oauth2callback<text:line-break/></text:span><text:a xlink:type="simple" xlink:href="http://localhost:8080/oauth2callback"><text:span text:style-name="Strong_20_Emphasis"><text:span text:style-name="T68">http</text:span></text:span></text:a><text:a xlink:type="simple" xlink:href="http://localhost:8080/oauth2callback"><text:span text:style-name="T60">://localhost:8080/oauth2callback</text:span></text:a></text:p>
      <text:p text:style-name="P12">3. Clone or download this project.</text:p>
      <text:p text:style-name="P8"><text:span text:style-name="T62">4</text:span><text:span text:style-name="T60">. Update the va</text:span><text:span text:style-name="T64">lue of </text:span><text:span text:style-name="Source_20_Text"><text:span text:style-name="T54">application</text:span></text:span><text:span text:style-name="Source_20_Text"><text:span text:style-name="T57"> </text:span></text:span><text:span text:style-name="T60">in </text:span><text:span text:style-name="Source_20_Text"><text:span text:style-name="T58">app.yaml </text:span></text:span><text:span text:style-name="T60">to </text:span><text:span text:style-name="T67">your_</text:span><text:span text:style-name="T70">projectID</text:span><text:span text:style-name="T60">.</text:span></text:p>
      <text:p text:style-name="P7"><text:span text:style-name="T62">5</text:span><text:span text:style-name="T60">. Update the value of </text:span><text:span text:style-name="T70">WEB_CLIENT_ID</text:span><text:span text:style-name="T60"> <text:s/>in <text:s/></text:span><text:span text:style-name="Source_20_Text"><text:span text:style-name="T58">settings.py </text:span></text:span><text:span text:style-name="T60">to </text:span><text:span text:style-name="T63">the </text:span><text:span text:style-name="T71">Client ID</text:span><text:span text:style-name="T63">.</text:span></text:p>
      <text:p text:style-name="P13"><text:span text:style-name="T11">6</text:span><text:span text:style-name="T12">. Update the value of </text:span><text:span text:style-name="T20">CLIENT_ID</text:span><text:span text:style-name="T12"> in </text:span><text:span text:style-name="Source_20_Text"><text:span text:style-name="T13">static/js/app.js </text:span></text:span><text:span text:style-name="T12">to the </text:span><text:span text:style-name="T20">Client ID</text:span><text:span text:style-name="T12">.</text:span></text:p>
      <text:p text:style-name="P15"><text:span text:style-name="Strong_20_Emphasis"><text:span text:style-name="T17">7</text:span></text:span><text:span text:style-name="Strong_20_Emphasis"><text:span text:style-name="T18">.</text:span></text:span><text:span text:style-name="Strong_20_Emphasis"><text:span text:style-name="T12"> </text:span></text:span><text:span text:style-name="Strong_20_Emphasis"><text:span text:style-name="T11">Run a</text:span></text:span><text:span text:style-name="Strong_20_Emphasis"><text:span text:style-name="T19">t</text:span></text:span><text:span text:style-name="Strong_20_Emphasis"><text:span text:style-name="T16"> local</text:span></text:span><text:span text:style-name="T16">:</text:span></text:p>
      <text:p text:style-name="P46"><text:span text:style-name="T11">R</text:span><text:span text:style-name="T6">un: "</text:span><text:span text:style-name="Strong_20_Emphasis"><text:span text:style-name="T21">dep_appserver.py .</text:span></text:span><text:span text:style-name="T6">" in your working folder in your terminal. <text:line-break/></text:span><text:span text:style-name="T11">G</text:span><text:span text:style-name="T6">o to:<text:line-break/></text:span><text:span text:style-name="Strong_20_Emphasis"><text:span text:style-name="T16">localhost:8080/ </text:span></text:span><text:span text:style-name="T16">(conference app </text:span><text:span text:style-name="T17">with some limited UI</text:span><text:span text:style-name="T16">)<text:line-break/></text:span><text:span text:style-name="Strong_20_Emphasis"><text:span text:style-name="T16">localhost:8000/ </text:span></text:span><text:span text:style-name="T16">(admin server with Datastore Viewer)<text:line-break/></text:span><text:span text:style-name="Strong_20_Emphasis"><text:span text:style-name="T16">localhost:8080/_ah/api/explorer/ </text:span></text:span><text:span text:style-name="T16">(APIs)</text:span></text:p>
      <text:p text:style-name="P15"><text:span text:style-name="Strong_20_Emphasis"><text:span text:style-name="T17">8. Deploy o</text:span></text:span><text:span text:style-name="Strong_20_Emphasis"><text:span text:style-name="T16">n Google server</text:span></text:span><text:span text:style-name="T16">:</text:span></text:p>
      <text:p text:style-name="P47"><text:span text:style-name="T11">R</text:span><text:span text:style-name="T6">un: "</text:span><text:span text:style-name="Strong_20_Emphasis"><text:span text:style-name="T21">appcfg.py --oauth2 update .</text:span></text:span><text:span text:style-name="T6">" in your working folder in your terminal.<text:line-break/></text:span><text:span text:style-name="T11">G</text:span><text:span text:style-name="T6">o to:<text:line-break/></text:span><text:a xlink:type="simple" xlink:href="https://your_projectID.appspot.com/"><text:span text:style-name="Strong_20_Emphasis"><text:span text:style-name="T56">https://</text:span></text:span></text:a><text:a xlink:type="simple" xlink:href="https://your_projectID.appspot.com/"><text:span text:style-name="Strong_20_Emphasis"><text:span text:style-name="T59">your_projectID</text:span></text:span></text:a><text:a xlink:type="simple" xlink:href="https://your_projectID.appspot.com/"><text:span text:style-name="Strong_20_Emphasis"><text:span text:style-name="T56">.appspot.com/</text:span></text:span></text:a><text:span text:style-name="Strong_20_Emphasis"><text:span text:style-name="T5"> </text:span></text:span><text:span text:style-name="T16">(conference app </text:span><text:span text:style-name="T17">with some limited UI</text:span><text:span text:style-name="T16">).</text:span></text:p>
      <text:p text:style-name="P44"><text:a xlink:type="simple" xlink:href="https://apis-explorer.appspot.com/apis-explorer/?base=https://p4conference.appspot.com/_ah/api#p/conference/v1/"><text:span text:style-name="T52">https://apis-explorer.appspot.com/apis-explorer/?base=https://</text:span></text:a><text:a xlink:type="simple" xlink:href="https://your_projectID.appspot.com/"><text:span text:style-name="Strong_20_Emphasis"><text:span text:style-name="T59">your_projectID</text:span></text:span></text:a><text:a xlink:type="simple" xlink:href="https://apis-explorer.appspot.com/apis-explorer/?base=https://p4conference.appspot.com/_ah/api#p/conference/v1/"><text:span text:style-name="T52">.appspot.com/_ah/api#p/conference/v1/</text:span></text:a><text:span text:style-name="T14"> (APIs)</text:span></text:p>
      <text:p text:style-name="P43"><text:span text:style-name="T6">You can see th</text:span><text:span text:style-name="T11">e</text:span><text:span text:style-name="T6"> database </text:span><text:span text:style-name="T16">in </text:span><text:span text:style-name="Strong_20_Emphasis"><text:span text:style-name="T16">Google Developers Console </text:span></text:span><text:span text:style-name="T6">(</text:span><text:span text:style-name="T11">g</text:span><text:span text:style-name="T6">o to Storage/ Cloud DataStore/ Query).</text:span></text:p>
      <text:p text:style-name="P42">In either cases, you can add new entities to <text:span text:style-name="T50">the</text:span> database manually or via <text:span text:style-name="T50">the</text:span> APIs functions in <text:span text:style-name="T50">the</text:span> program, and you can see all of them in Datastore Viewer.</text:p>
      <text:p text:style-name="P11"/>
      <text:p text:style-name="P51">- <text:span text:style-name="T51">En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212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n </meta:initial-creator>
    <meta:creation-date>2015-06-21T09:08:52.569398007</meta:creation-date>
    <dc:date>2015-08-15T11:07:23.346258451</dc:date>
    <dc:creator>tran </dc:creator>
    <meta:editing-duration>P2DT9H46M32S</meta:editing-duration>
    <meta:editing-cycles>17</meta:editing-cycles>
    <meta:generator>LibreOffice/4.2.8.2$Linux_X86_64 LibreOffice_project/420m0$Build-2</meta:generator>
    <meta:document-statistic meta:table-count="0" meta:image-count="0" meta:object-count="0" meta:page-count="5" meta:paragraph-count="128" meta:word-count="1262" meta:character-count="9338" meta:non-whitespace-character-count="7603"/>
  </office:meta>
</office:document-meta>
</file>